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D.1.0</text:p>
      <text:p text:style-name="Standard">Title:</text:p>
      <text:p text:style-name="Standard">Correct verification of the completed form</text:p>
      <text:p text:style-name="Standard">Enviroment: web browser</text:p>
      <text:p text:style-name="Standard">Prerequisites: opening web browser, user who is filling the form for the first time</text:p>
      <text:p text:style-name="Standard">Steps:</text:p>
      <text:p text:style-name="Standard">1. Provide proper name (using only letters) to the “First Name” text field, example: Thomas.</text:p>
      <text:p text:style-name="Standard">2. Provide proper name (using only letters) to the “Last Name” text field, example: Smith.</text:p>
      <text:p text:style-name="Standard">3. Provide proper email to the “Email” text field, example: Thomas.Smith@example.com</text:p>
      <text:p text:style-name="Standard">4. Provide proper age (using only numbers; larger than 0, less than 100) to the “Age” text field,</text:p>
      <text:p text:style-name="Standard">example: 26</text:p>
      <text:p text:style-name="Standard">5. Provide exemplary comment to the “Comment” text field, example: Lorem ipsum dolor sit</text:p>
      <text:p text:style-name="Standard">amet enim.</text:p>
      <text:p text:style-name="Standard">Expected Results:</text:p>
      <text:p text:style-name="Standard">1. The name has been provided successfully.</text:p>
      <text:p text:style-name="Standard">2. The name has been provided successfully.</text:p>
      <text:p text:style-name="Standard">3. The email has been provided successfully.</text:p>
      <text:p text:style-name="Standard">4. The age has been provided successfully.</text:p>
      <text:p text:style-name="Standard">5. The comment has been provided successfully.</text:p>
      <text:p text:style-name="Standard">ID.1.1</text:p>
      <text:p text:style-name="Standard">Title:</text:p>
      <text:p text:style-name="Standard">Special cases for the “First Name” text field.</text:p>
      <text:p text:style-name="Standard">Enviroment: web browser</text:p>
      <text:p text:style-name="Standard">Prerequisites: opening web browser, and provide to the “First name” text field data described below.</text:p>
      <text:p text:style-name="Standard">Steps:</text:p>
      <text:p text:style-name="Standard">1. Provide one word name with number, example: Thomas1.</text:p>
      <text:p text:style-name="Standard">2. Provide two or more words, example: Thomas Jim.</text:p>
      <text:p text:style-name="Standard">3. Provide one word name with special character, example: Thomas$.</text:p>
      <text:p text:style-name="Standard">4. Provide one word name with non-ASCII character, example: Thomas£</text:p>
      <text:p text:style-name="Standard">5. Provide white characters instead of letters, example: 3 spaces or tabulation.</text:p>
      <text:p text:style-name="Standard">6. Provide one word with exceeding length.</text:p>
      <text:p text:style-name="Standard">7. Check if text field allows short cut keys, example: CTRL + V.</text:p>
      <text:p text:style-name="Standard">Expected Results:</text:p>
      <text:p text:style-name="Standard">For steps from 1 to 6 – Data should not be accepted by the system.</text:p>
      <text:p text:style-name="Standard">7. General short cut keys works correctly.</text:p>
      <text:p text:style-name="Standard">ID.1.2</text:p>
      <text:p text:style-name="Standard">Title:</text:p>
      <text:p text:style-name="Standard">Special cases for the “Last Name” text field.</text:p>
      <text:p text:style-name="Standard">Enviroment: web browser</text:p>
      <text:p text:style-name="Standard">Prerequisites: opening web browser, and provide to the “Last name” text field data described below.</text:p>
      <text:p text:style-name="Standard">Steps:</text:p>
      <text:p text:style-name="Standard">1. Provide one word name with number, example: Smith1.</text:p>
      <text:p text:style-name="Standard">2. Provide two or more words, example: Smith House.</text:p>
      <text:p text:style-name="Standard">3. Provide one word name with special character, example: Smith$.</text:p>
      <text:p text:style-name="Standard">4. Provide one word name with non-ASCII character, example: Thomas£</text:p>
      <text:p text:style-name="Standard">5. Provide white characters instead of letters, example: 3 spaces or tabulation.</text:p>
      <text:p text:style-name="Standard">6. Provide one word with exceeding length.</text:p>
      <text:p text:style-name="Standard">7. Check if text field allows short cut keys, example: CTRL + V.</text:p>
      <text:p text:style-name="Standard">Expected Results:</text:p>
      <text:p text:style-name="Standard">For steps from 1 to 6 – Data should not be accepted by the system.</text:p>
      <text:p text:style-name="Standard">7. General short cut keys works correctly.</text:p>
      <text:p text:style-name="Standard"/>
      <text:p text:style-name="Standard"><text:soft-page-break/></text:p>
      <text:p text:style-name="Standard">ID.1.3</text:p>
      <text:p text:style-name="Standard">Title:</text:p>
      <text:p text:style-name="Standard">Special cases for the “Email” text field.</text:p>
      <text:p text:style-name="Standard">Enviroment: web browser</text:p>
      <text:p text:style-name="Standard">Prerequisites: opening web browser, and provide to the “Email” text field data described below.</text:p>
      <text:p text:style-name="Standard">Steps:</text:p>
      <text:p text:style-name="Standard">1. Provide Email without @ character, example: Thomas.Smithexample.com.</text:p>
      <text:p text:style-name="Standard">2. Provide two or more @ characters, example: Thom@s.@Smith@example.com.</text:p>
      <text:p text:style-name="Standard">3. Provide Email with spaces, example: Thomas. Smith @ example. com.</text:p>
      <text:p text:style-name="Standard">4. Provide Email with double dot before @ character, example: Thomas..Smith@example.com.</text:p>
      <text:p text:style-name="Standard">5. Provide Email with double dot after @ character, example: Thomas.Smith@example..com.</text:p>
      <text:p text:style-name="Standard">6. Provide Email with not allowed special character, example: Thomas. ®Smith@example.com.</text:p>
      <text:p text:style-name="Standard">7. Check if text field allows short cut keys, example: CTRL + V.</text:p>
      <text:p text:style-name="Standard">Expected Results:</text:p>
      <text:p text:style-name="Standard">For steps from 1 to 6 – Data should not be accepted by the system.</text:p>
      <text:p text:style-name="Standard">7. General short cut keys works correctly.</text:p>
      <text:p text:style-name="Standard"/>
      <text:p text:style-name="Standard"/>
      <text:p text:style-name="Standard">ID.1.4</text:p>
      <text:p text:style-name="Standard">Title:</text:p>
      <text:p text:style-name="Standard">Special cases for the “Age” text field.</text:p>
      <text:p text:style-name="Standard">Enviroment: web browser</text:p>
      <text:p text:style-name="Standard">Prerequisites: opening web browser, and provide to the “Age” text field data described below.</text:p>
      <text:p text:style-name="Standard">Steps:</text:p>
      <text:p text:style-name="Standard">1. Provide one word value with non-numerical characters, example: 26years.</text:p>
      <text:p text:style-name="Standard">2. Provide two or more numerical values, example: 26 27.</text:p>
      <text:p text:style-name="Standard">3. Provide one word value with special character, example: 26$.</text:p>
      <text:p text:style-name="Standard">4. Provide white characters instead of letters, example: 3 spaces or tabulation.</text:p>
      <text:p text:style-name="Standard">5. Provide one word numerical and negative value, example: -26.</text:p>
      <text:p text:style-name="Standard">6. Provide the value equals 0.</text:p>
      <text:p text:style-name="Standard">7. Provide the value equals or higher than 100, example: 100 or 101.</text:p>
      <text:p text:style-name="Standard">8. Check if text field allows short cut keys, example: CTRL + V.</text:p>
      <text:p text:style-name="Standard">Expected Results:</text:p>
      <text:p text:style-name="Standard">For steps from 1 to 7 – Data should not be accepted by the system.</text:p>
      <text:p text:style-name="Standard">8. General short cut keys works correctly.</text:p>
      <text:p text:style-name="Standard"/>
      <text:p text:style-name="Standard"/>
      <text:p text:style-name="Standard">ID.1.5</text:p>
      <text:p text:style-name="Standard">Title:</text:p>
      <text:p text:style-name="Standard">Special cases for the “Comment” text field.</text:p>
      <text:p text:style-name="Standard">Enviroment: web browser</text:p>
      <text:p text:style-name="Standard">Prerequisites: opening web browser, and provide to the “Comment” text field data described below.</text:p>
      <text:p text:style-name="Standard">Steps:</text:p>
      <text:p text:style-name="Standard">1. Provide a content consists of a few lines, example:</text:p>
      <text:p text:style-name="Standard">First sentence.</text:p>
      <text:p text:style-name="Standard">Second sentence.</text:p>
      <text:p text:style-name="Standard">2. Provide content with the not permissible special characters</text:p>
      <text:p text:style-name="Standard">3. Provide content with exceeding length.</text:p>
      <text:p text:style-name="Standard">4. Provide content with various whitespace characters, example: Space, Tabulation, No-brake</text:p>
      <text:p text:style-name="Standard">space</text:p>
      <text:p text:style-name="Standard">5. Check if text field allows short cut keys, example: CTRL + V.</text:p>
      <text:p text:style-name="Standard"><text:soft-page-break/>Expected Results:</text:p>
      <text:p text:style-name="Standard">1. Data should be accepted by the system.</text:p>
      <text:p text:style-name="Standard">2. Data should not be accepted by the system.</text:p>
      <text:p text:style-name="Standard">3. Data should not be accepted by the system.</text:p>
      <text:p text:style-name="Standard">4. Data should be accepted by the system.</text:p>
      <text:p text:style-name="Standard">5. General short cut keys works correctly.</text:p>
      <text:p text:style-name="Standard"/>
      <text:p text:style-name="Standard"/>
      <text:p text:style-name="Standard">ID.1.6</text:p>
      <text:p text:style-name="Standard">Title:</text:p>
      <text:p text:style-name="Standard">Requires text fields</text:p>
      <text:p text:style-name="Standard">Enviroment: web browser</text:p>
      <text:p text:style-name="Standard">Prerequisites: opening web browser, user who is filling the form for the first time</text:p>
      <text:p text:style-name="Standard">Steps:</text:p>
      <text:p text:style-name="Standard">1. Provide the proper data to the all fields, except one required text field (with asterisk).</text:p>
      <text:p text:style-name="Standard">Expected result:</text:p>
      <text:p text:style-name="Standard">1. System should display the warning about the lack of the value in the required text field.</text:p>
      <text:p text:style-name="Standard">AUTOMATION:</text:p>
      <text:p text:style-name="Standard">There is a possibility to create automated test cases for this form. Especially for the following cases:</text:p>
      <text:p text:style-name="Standard">1. To check the performance of the system (system automatically provides the various proper</text:p>
      <text:p text:style-name="Standard">date to the text fields using a few instances). This tests could show performance bottleneck.</text:p>
      <text:p text:style-name="Standard">2. Perform stress tests (system automatically provides the proper date using a lot of parallel</text:p>
      <text:p text:style-name="Standard">requests, to find the maximum number of requests which the system can handle correctly).</text:p>
      <text:p text:style-name="Standard">3. Create an auto input script to provide data from the file. The file can be in CSV format and each</text:p>
      <text:p text:style-name="Standard">line can contain one case to provi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7$Win32 OpenOffice.org_project/417m1$Build-9800</meta:generator>
    <dc:date>2020-08-27T14:34:00.33</dc:date>
    <meta:document-statistic meta:table-count="0" meta:image-count="0" meta:object-count="0" meta:page-count="3" meta:paragraph-count="121" meta:word-count="932" meta:character-count="5702"/>
    <meta:user-defined meta:name="Info 1"/>
    <meta:user-defined meta:name="Info 2"/>
    <meta:user-defined meta:name="Info 3"/>
    <meta:user-defined meta:name="Info 4"/>
  </office:meta>
</office:document-meta>
</file>